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15011e" style:font-size-asian="15pt" style:font-size-complex="15pt"/>
    </style:style>
    <style:style style:name="P2" style:family="paragraph" style:parent-style-name="Standard">
      <style:text-properties fo:font-size="15pt" officeooo:rsid="0017495f" officeooo:paragraph-rsid="0017495f" style:font-size-asian="15pt" style:font-size-complex="15pt"/>
    </style:style>
    <style:style style:name="P3" style:family="paragraph" style:parent-style-name="Standard">
      <style:text-properties fo:font-size="15pt" style:text-underline-style="solid" style:text-underline-width="auto" style:text-underline-color="font-color" officeooo:paragraph-rsid="0015011e" style:font-size-asian="15pt" style:font-size-complex="15pt"/>
    </style:style>
    <style:style style:name="P4" style:family="paragraph" style:parent-style-name="Standard">
      <style:text-properties fo:font-size="15pt" fo:font-weight="normal" officeooo:rsid="00155e42" officeooo:paragraph-rsid="00155e42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7495f" officeooo:paragraph-rsid="0017495f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2pt" fo:font-weight="normal" officeooo:paragraph-rsid="0015011e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8pt" style:text-underline-style="solid" style:text-underline-width="auto" style:text-underline-color="font-color" officeooo:rsid="0015011e" officeooo:paragraph-rsid="0015011e" style:font-size-asian="18pt" style:font-size-complex="18pt"/>
    </style:style>
    <style:style style:name="P8" style:family="paragraph" style:parent-style-name="Standard" style:list-style-name="L1">
      <style:text-properties fo:font-size="15pt" fo:font-weight="normal" officeooo:rsid="00155e42" officeooo:paragraph-rsid="00155e42" style:font-size-asian="15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5pt" fo:font-weight="normal" officeooo:rsid="00155e42" officeooo:paragraph-rsid="00177392" style:font-size-asian="15pt" style:font-weight-asian="normal" style:font-size-complex="15pt" style:font-weight-complex="normal"/>
    </style:style>
    <style:style style:name="P10" style:family="paragraph" style:parent-style-name="Standard" style:list-style-name="L2">
      <style:text-properties fo:font-size="15pt" fo:font-weight="normal" officeooo:rsid="0017495f" officeooo:paragraph-rsid="0017495f" style:font-size-asian="15pt" style:font-weight-asian="normal" style:font-size-complex="15pt" style:font-weight-complex="normal"/>
    </style:style>
    <style:style style:name="T1" style:family="text">
      <style:text-properties officeooo:rsid="0015011e"/>
    </style:style>
    <style:style style:name="T2" style:family="text">
      <style:text-properties officeooo:rsid="00155e42"/>
    </style:style>
    <style:style style:name="T3" style:family="text">
      <style:text-properties officeooo:rsid="0015bb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21</text:span>.<text:span text:style-name="T1">06</text:span>.2021</text:p>
      <text:p text:style-name="P7">Montagsmeeting</text:p>
      <text:p text:style-name="P1"/>
      <text:p text:style-name="P3">Teilnehmer <text:span text:style-name="T3">(alle)</text:span>:</text:p>
      <text:p text:style-name="P1">Alexander Rudolph (PO)</text:p>
      <text:p text:style-name="P1">Tran Dong Tran (TM)</text:p>
      <text:p text:style-name="P1">Dominik Jülg (SWA)</text:p>
      <text:p text:style-name="P1">Benjamin Uwe Killisch</text:p>
      <text:p text:style-name="P1">Jan Eric Schulze</text:p>
      <text:p text:style-name="P1">Jan Liebeck</text:p>
      <text:p text:style-name="P1">Leon Kalb</text:p>
      <text:p text:style-name="P1">Nicas Frank</text:p>
      <text:p text:style-name="P1">Paul Beck</text:p>
      <text:p text:style-name="P1">Robin Kayser</text:p>
      <text:p text:style-name="P1">Elias Anton</text:p>
      <text:p text:style-name="P1"/>
      <text:p text:style-name="P1"/>
      <text:p text:style-name="P3">Ablauf / <text:span text:style-name="T2">Themen</text:span>:</text:p>
      <text:p text:style-name="P1"/>
      <text:p text:style-name="P2">ab 17:30:</text:p>
      <text:list xml:id="list2388126715" text:style-name="L1">
        <text:list-item>
          <text:p text:style-name="P8">Teambuilding Termin abgestimmt</text:p>
        </text:list-item>
        <text:list-item>
          <text:p text:style-name="P9">Besprechung, wie weit der Sprint bisher voran gekommen ist</text:p>
        </text:list-item>
      </text:list>
      <text:p text:style-name="P4"/>
      <text:p text:style-name="P5">ab 17:50:</text:p>
      <text:list xml:id="list2046353456" text:style-name="L2">
        <text:list-item>
          <text:p text:style-name="P10">Ende des Meetings und noch ein bisschen Programmieren in den Team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1T17:36:47.998000000</meta:creation-date>
    <dc:date>2021-06-21T18:40:06.646000000</dc:date>
    <meta:editing-duration>PT15M33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0" meta:word-count="65" meta:character-count="392" meta:non-whitespace-character-count="350"/>
  </office:meta>
</office:document-meta>
</file>